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0960000005AF490F823.png" manifest:media-type=""/>
  <manifest:file-entry manifest:full-path="Pictures/10000201000000960000005AA6119729.png" manifest:media-type=""/>
  <manifest:file-entry manifest:full-path="Pictures/10000201000000960000005A71A2320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1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draw:stroke="none" svg:stroke-color="#000000" draw:fill="solid" draw:fill-color="#99ccff" fo:min-height="0.381cm"/>
    </style:style>
    <style:style style:name="gr5" style:family="graphic" style:parent-style-name="standard">
      <style:graphic-properties draw:stroke="none" svg:stroke-color="#000000" draw:fill="none" draw:fill-color="#ffffff" fo:min-height="0.381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32cm" svg:height="0.762cm" svg:x="0.746cm" svg:y="8.874cm">
          <draw:text-box>
            <text:p><text:span text:style-name="T1">Query</text:span></text:p>
          </draw:text-box>
        </draw:frame>
        <draw:line draw:style-name="gr2" draw:text-style-name="P2" draw:layer="layout" svg:x1="2.27cm" svg:y1="9.128cm" svg:x2="3.159cm" svg:y2="7.731cm">
          <text:p/>
        </draw:line>
        <draw:line draw:style-name="gr2" draw:text-style-name="P2" draw:layer="layout" svg:x1="2.27cm" svg:y1="9.509cm" svg:x2="3.032cm" svg:y2="10.525cm">
          <text:p/>
        </draw:line>
        <draw:frame draw:style-name="gr3" draw:text-style-name="P1" draw:layer="layout" svg:width="3.937cm" svg:height="1.139cm" svg:x="3.159cm" svg:y="7.223cm">
          <draw:text-box>
            <text:p><text:span text:style-name="T1">Publication Query</text:span></text:p>
          </draw:text-box>
        </draw:frame>
        <draw:frame draw:style-name="gr3" draw:text-style-name="P1" draw:layer="layout" svg:width="3.175cm" svg:height="1.139cm" svg:x="3.159cm" svg:y="10.144cm">
          <draw:text-box>
            <text:p><text:span text:style-name="T1">Project Query</text:span></text:p>
          </draw:text-box>
        </draw:frame>
        <draw:line draw:style-name="gr2" draw:text-style-name="P2" draw:layer="layout" svg:x1="6.842cm" svg:y1="7.567cm" svg:x2="7.985cm" svg:y2="7.567cm">
          <text:p/>
        </draw:line>
        <draw:line draw:style-name="gr2" draw:text-style-name="P2" draw:layer="layout" svg:x1="6.715cm" svg:y1="10.488cm" svg:x2="7.985cm" svg:y2="10.488cm">
          <text:p/>
        </draw:line>
        <draw:frame draw:style-name="gr4" draw:text-style-name="P3" draw:layer="layout" svg:width="4.445cm" svg:height="0.683cm" svg:x="8.112cm" svg:y="7.223cm">
          <draw:text-box>
            <text:p text:style-name="P3"><text:span text:style-name="T2"><text:s/></text:span><text:span text:style-name="T2">AcademTechQuerying</text:span></text:p>
          </draw:text-box>
        </draw:frame>
        <draw:frame draw:style-name="gr4" draw:text-style-name="P3" draw:layer="layout" svg:width="4.445cm" svg:height="0.683cm" svg:x="8.112cm" svg:y="10.144cm">
          <draw:text-box>
            <text:p text:style-name="P3"><text:span text:style-name="T2"><text:s/></text:span><text:span text:style-name="T2">AcademTechQuerying</text:span></text:p>
          </draw:text-box>
        </draw:frame>
        <draw:line draw:style-name="gr2" draw:text-style-name="P2" draw:layer="layout" svg:x1="12.684cm" svg:y1="7.604cm" svg:x2="13.827cm" svg:y2="7.604cm">
          <text:p/>
        </draw:line>
        <draw:frame draw:style-name="gr5" draw:text-style-name="P4" draw:layer="layout" svg:width="1.905cm" svg:height="0.631cm" svg:x="14.843cm" svg:y="6.08cm">
          <draw:text-box>
            <text:p><text:span text:style-name="T3">Pub Score</text:span></text:p>
          </draw:text-box>
        </draw:frame>
        <draw:frame draw:style-name="gr5" draw:text-style-name="P4" draw:layer="layout" svg:width="1.905cm" svg:height="0.631cm" svg:x="16.621cm" svg:y="6.08cm">
          <draw:text-box>
            <text:p><text:span text:style-name="T3">Proj Score</text:span></text:p>
          </draw:text-box>
        </draw:frame>
        <draw:frame draw:style-name="gr6" draw:text-style-name="P2" draw:layer="layout" svg:width="1.346cm" svg:height="1.143cm" svg:x="13.751cm" svg:y="6.588cm">
          <draw:image xlink:href="Pictures/10000201000000960000005A71A23206.png" xlink:type="simple" xlink:show="embed" xlink:actuate="onLoad">
            <text:p/>
          </draw:image>
        </draw:frame>
        <draw:frame draw:style-name="gr6" draw:text-style-name="P2" draw:layer="layout" svg:width="1.353cm" svg:height="1.143cm" svg:x="13.744cm" svg:y="7.858cm">
          <draw:image xlink:href="Pictures/10000201000000960000005AA6119729.png" xlink:type="simple" xlink:show="embed" xlink:actuate="onLoad">
            <text:p/>
          </draw:image>
        </draw:frame>
        <draw:frame draw:style-name="gr6" draw:text-style-name="P2" draw:layer="layout" svg:width="1.346cm" svg:height="1.143cm" svg:x="13.751cm" svg:y="9.509cm">
          <draw:image xlink:href="Pictures/10000201000000960000005AF490F823.png" xlink:type="simple" xlink:show="embed" xlink:actuate="onLoad">
            <text:p/>
          </draw:image>
        </draw:frame>
        <draw:line draw:style-name="gr2" draw:text-style-name="P2" draw:layer="layout" svg:x1="12.684cm" svg:y1="10.525cm" svg:x2="13.827cm" svg:y2="10.525cm">
          <text:p/>
        </draw:line>
        <draw:frame draw:style-name="gr6" draw:text-style-name="P2" draw:layer="layout" svg:width="1.346cm" svg:height="1.143cm" svg:x="13.751cm" svg:y="10.652cm">
          <draw:image xlink:href="Pictures/10000201000000960000005A71A23206.png" xlink:type="simple" xlink:show="embed" xlink:actuate="onLoad">
            <text:p/>
          </draw:image>
        </draw:frame>
        <draw:frame draw:style-name="gr5" draw:text-style-name="P4" draw:layer="layout" svg:width="0.635cm" svg:height="0.631cm" svg:x="15.478cm" svg:y="6.969cm">
          <draw:text-box>
            <text:p><text:span text:style-name="T3">5</text:span></text:p>
          </draw:text-box>
        </draw:frame>
        <draw:frame draw:style-name="gr5" draw:text-style-name="P4" draw:layer="layout" svg:width="0.635cm" svg:height="0.631cm" svg:x="15.478cm" svg:y="8.116cm">
          <draw:text-box>
            <text:p><text:span text:style-name="T3">3</text:span></text:p>
          </draw:text-box>
        </draw:frame>
        <draw:frame draw:style-name="gr5" draw:text-style-name="P4" draw:layer="layout" svg:width="0.635cm" svg:height="0.631cm" svg:x="17.129cm" svg:y="9.767cm">
          <draw:text-box>
            <text:p><text:span text:style-name="T3">3</text:span></text:p>
          </draw:text-box>
        </draw:frame>
        <draw:frame draw:style-name="gr5" draw:text-style-name="P4" draw:layer="layout" svg:width="0.634cm" svg:height="0.631cm" svg:x="17.129cm" svg:y="10.906cm">
          <draw:text-box>
            <text:p><text:span text:style-name="T3">1</text:span></text:p>
          </draw:text-box>
        </draw:frame>
        <draw:frame draw:style-name="gr5" draw:text-style-name="P4" draw:layer="layout" svg:width="0.635cm" svg:height="0.631cm" svg:x="17.081cm" svg:y="6.969cm">
          <draw:text-box>
            <text:p><text:span text:style-name="T3">0</text:span></text:p>
          </draw:text-box>
        </draw:frame>
        <draw:frame draw:style-name="gr5" draw:text-style-name="P4" draw:layer="layout" svg:width="0.635cm" svg:height="0.631cm" svg:x="17.081cm" svg:y="8.116cm">
          <draw:text-box>
            <text:p><text:span text:style-name="T3">0</text:span></text:p>
          </draw:text-box>
        </draw:frame>
        <draw:frame draw:style-name="gr5" draw:text-style-name="P4" draw:layer="layout" svg:width="0.635cm" svg:height="0.631cm" svg:x="15.478cm" svg:y="9.763cm">
          <draw:text-box>
            <text:p><text:span text:style-name="T3">0</text:span></text:p>
          </draw:text-box>
        </draw:frame>
        <draw:frame draw:style-name="gr5" draw:text-style-name="P4" draw:layer="layout" svg:width="0.635cm" svg:height="0.631cm" svg:x="15.478cm" svg:y="10.91cm">
          <draw:text-box>
            <text:p><text:span text:style-name="T3">0</text:span></text:p>
          </draw:text-box>
        </draw:frame>
        <draw:frame draw:style-name="gr5" draw:text-style-name="P4" draw:layer="layout" svg:width="1.905cm" svg:height="0.631cm" svg:x="14.844cm" svg:y="6.081cm">
          <draw:text-box>
            <text:p><text:span text:style-name="T3">Pub Score</text:span></text:p>
          </draw:text-box>
        </draw:frame>
        <draw:frame draw:style-name="gr5" draw:text-style-name="P4" draw:layer="layout" svg:width="1.905cm" svg:height="0.631cm" svg:x="16.622cm" svg:y="6.081cm">
          <draw:text-box>
            <text:p><text:span text:style-name="T3">Proj Score</text:span></text:p>
          </draw:text-box>
        </draw:frame>
        <draw:frame draw:style-name="gr5" draw:text-style-name="P4" draw:layer="layout" svg:width="0.635cm" svg:height="0.631cm" svg:x="15.479cm" svg:y="6.97cm">
          <draw:text-box>
            <text:p><text:span text:style-name="T3">5</text:span></text:p>
          </draw:text-box>
        </draw:frame>
        <draw:frame draw:style-name="gr5" draw:text-style-name="P4" draw:layer="layout" svg:width="0.635cm" svg:height="0.631cm" svg:x="15.479cm" svg:y="8.117cm">
          <draw:text-box>
            <text:p><text:span text:style-name="T3">3</text:span></text:p>
          </draw:text-box>
        </draw:frame>
        <draw:frame draw:style-name="gr5" draw:text-style-name="P4" draw:layer="layout" svg:width="0.635cm" svg:height="0.631cm" svg:x="17.13cm" svg:y="9.768cm">
          <draw:text-box>
            <text:p><text:span text:style-name="T3">3</text:span></text:p>
          </draw:text-box>
        </draw:frame>
        <draw:frame draw:style-name="gr5" draw:text-style-name="P4" draw:layer="layout" svg:width="0.634cm" svg:height="0.631cm" svg:x="17.13cm" svg:y="10.907cm">
          <draw:text-box>
            <text:p><text:span text:style-name="T3">1</text:span></text:p>
          </draw:text-box>
        </draw:frame>
        <draw:frame draw:style-name="gr5" draw:text-style-name="P4" draw:layer="layout" svg:width="0.635cm" svg:height="0.631cm" svg:x="17.082cm" svg:y="6.97cm">
          <draw:text-box>
            <text:p><text:span text:style-name="T3">0</text:span></text:p>
          </draw:text-box>
        </draw:frame>
        <draw:frame draw:style-name="gr5" draw:text-style-name="P4" draw:layer="layout" svg:width="0.635cm" svg:height="0.631cm" svg:x="17.082cm" svg:y="8.117cm">
          <draw:text-box>
            <text:p><text:span text:style-name="T3">0</text:span></text:p>
          </draw:text-box>
        </draw:frame>
        <draw:frame draw:style-name="gr5" draw:text-style-name="P4" draw:layer="layout" svg:width="0.635cm" svg:height="0.631cm" svg:x="15.479cm" svg:y="9.764cm">
          <draw:text-box>
            <text:p><text:span text:style-name="T3">0</text:span></text:p>
          </draw:text-box>
        </draw:frame>
        <draw:frame draw:style-name="gr5" draw:text-style-name="P4" draw:layer="layout" svg:width="0.635cm" svg:height="0.631cm" svg:x="15.479cm" svg:y="10.911cm">
          <draw:text-box>
            <text:p><text:span text:style-name="T3">0</text:span></text:p>
          </draw:text-box>
        </draw:frame>
        <draw:frame draw:style-name="gr6" draw:text-style-name="P2" draw:layer="layout" svg:width="1.346cm" svg:height="1.143cm" svg:x="7.4cm" svg:y="13.318cm">
          <draw:image xlink:href="Pictures/10000201000000960000005A71A23206.png" xlink:type="simple" xlink:show="embed" xlink:actuate="onLoad">
            <text:p/>
          </draw:image>
        </draw:frame>
        <draw:frame draw:style-name="gr6" draw:text-style-name="P2" draw:layer="layout" svg:width="1.353cm" svg:height="1.143cm" svg:x="7.393cm" svg:y="14.588cm">
          <draw:image xlink:href="Pictures/10000201000000960000005AA6119729.png" xlink:type="simple" xlink:show="embed" xlink:actuate="onLoad">
            <text:p/>
          </draw:image>
        </draw:frame>
        <draw:frame draw:style-name="gr6" draw:text-style-name="P2" draw:layer="layout" svg:width="1.346cm" svg:height="1.143cm" svg:x="7.4cm" svg:y="16.239cm">
          <draw:image xlink:href="Pictures/10000201000000960000005AF490F823.png" xlink:type="simple" xlink:show="embed" xlink:actuate="onLoad">
            <text:p/>
          </draw:image>
        </draw:frame>
        <draw:frame draw:style-name="gr5" draw:text-style-name="P4" draw:layer="layout" svg:width="1.905cm" svg:height="0.631cm" svg:x="8.493cm" svg:y="12.811cm">
          <draw:text-box>
            <text:p><text:span text:style-name="T3">Pub Score</text:span></text:p>
          </draw:text-box>
        </draw:frame>
        <draw:frame draw:style-name="gr5" draw:text-style-name="P4" draw:layer="layout" svg:width="1.905cm" svg:height="0.631cm" svg:x="10.271cm" svg:y="12.811cm">
          <draw:text-box>
            <text:p><text:span text:style-name="T3">Proj Score</text:span></text:p>
          </draw:text-box>
        </draw:frame>
        <draw:frame draw:style-name="gr5" draw:text-style-name="P4" draw:layer="layout" svg:width="0.635cm" svg:height="0.631cm" svg:x="9.128cm" svg:y="13.7cm">
          <draw:text-box>
            <text:p><text:span text:style-name="T3">5</text:span></text:p>
          </draw:text-box>
        </draw:frame>
        <draw:frame draw:style-name="gr5" draw:text-style-name="P4" draw:layer="layout" svg:width="0.635cm" svg:height="0.631cm" svg:x="9.128cm" svg:y="14.847cm">
          <draw:text-box>
            <text:p><text:span text:style-name="T3">3</text:span></text:p>
          </draw:text-box>
        </draw:frame>
        <draw:frame draw:style-name="gr5" draw:text-style-name="P4" draw:layer="layout" svg:width="0.635cm" svg:height="0.631cm" svg:x="10.779cm" svg:y="16.498cm">
          <draw:text-box>
            <text:p><text:span text:style-name="T3">3</text:span></text:p>
          </draw:text-box>
        </draw:frame>
        <draw:frame draw:style-name="gr5" draw:text-style-name="P4" draw:layer="layout" svg:width="0.635cm" svg:height="0.631cm" svg:x="10.731cm" svg:y="13.7cm">
          <draw:text-box>
            <text:p><text:span text:style-name="T3">1</text:span></text:p>
          </draw:text-box>
        </draw:frame>
        <draw:frame draw:style-name="gr5" draw:text-style-name="P4" draw:layer="layout" svg:width="0.635cm" svg:height="0.631cm" svg:x="10.731cm" svg:y="14.847cm">
          <draw:text-box>
            <text:p><text:span text:style-name="T3">0</text:span></text:p>
          </draw:text-box>
        </draw:frame>
        <draw:frame draw:style-name="gr5" draw:text-style-name="P4" draw:layer="layout" svg:width="0.635cm" svg:height="0.631cm" svg:x="9.128cm" svg:y="16.494cm">
          <draw:text-box>
            <text:p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coza4 </meta:initial-creator>
    <meta:creation-date>2014-03-10T13:25:23</meta:creation-date>
    <dc:date>2014-03-20T20:10:42</dc:date>
    <dc:creator>cocoza4 </dc:creator>
    <meta:editing-duration>PT5H25M51S</meta:editing-duration>
    <meta:editing-cycles>15</meta:editing-cycles>
    <meta:generator>LibreOffice/3.6$Linux_x86 LibreOffice_project/360m1$Build-2</meta:generator>
    <meta:document-statistic meta:object-count="46"/>
  </office:meta>
</office:document-meta>
</file>